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  <style:text-properties fo:font-variant="normal" fo:text-transform="none" fo:color="#1c1e21" style:font-name="inherit" fo:font-size="12pt" fo:letter-spacing="normal" fo:font-style="normal" fo:font-weight="normal" officeooo:paragraph-rsid="00199a32" style:font-size-asian="12pt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199a32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1cb2d3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rsid="0011d3cd" officeooo:paragraph-rsid="00199a32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c9211e" style:font-name="inherit" fo:font-size="12pt" fo:letter-spacing="normal" fo:font-style="normal" fo:font-weight="bold" officeooo:paragraph-rsid="001b23be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99a32" style:font-size-asian="12pt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b23be" style:font-size-asian="12pt" style:font-size-complex="12pt"/>
    </style:style>
    <style:style style:name="P8" style:family="paragraph" style:parent-style-name="Heading_20_2">
      <style:text-properties officeooo:rsid="00199a32" officeooo:paragraph-rsid="00199a32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4pt" fo:letter-spacing="normal" fo:font-style="normal" fo:font-weight="normal" officeooo:paragraph-rsid="00240ccc" style:font-size-asian="14pt" style:font-size-complex="14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c1e21" style:font-name="inherit" fo:font-size="12pt" fo:letter-spacing="normal" fo:font-style="normal" fo:font-weight="normal" officeooo:paragraph-rsid="0023b05f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cb2d3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200a82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2206a1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b23be"/>
    </style:style>
    <style:style style:name="T1" style:family="text">
      <style:text-properties fo:font-variant="normal" fo:text-transform="none" fo:color="#1c1e21" style:font-name="inherit" fo:font-size="9.75pt" fo:letter-spacing="normal" fo:font-style="normal" fo:font-weight="normal"/>
    </style:style>
    <style:style style:name="T2" style:family="text">
      <style:text-properties fo:font-variant="normal" fo:text-transform="none" fo:color="#1c1e21" style:font-name="inherit" fo:letter-spacing="normal" fo:font-style="normal" fo:font-weight="normal"/>
    </style:style>
    <style:style style:name="T3" style:family="text">
      <style:text-properties fo:font-variant="normal" fo:text-transform="none" fo:color="#1c1e21" style:font-name="inherit" fo:letter-spacing="normal" fo:font-style="normal" fo:font-weight="normal" officeooo:rsid="0014ec3a"/>
    </style:style>
    <style:style style:name="T4" style:family="text">
      <style:text-properties fo:font-variant="normal" fo:text-transform="none" fo:color="#1c1e21" style:font-name="inheri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1c1e21" style:font-name="inherit" fo:letter-spacing="normal" fo:font-style="normal" fo:font-weight="normal" officeooo:rsid="00122429" fo:background-color="#ffff00" loext:char-shading-value="0" style:font-weight-asian="bold" style:font-weight-complex="bold"/>
    </style:style>
    <style:style style:name="T6" style:family="text">
      <style:text-properties fo:font-variant="normal" fo:text-transform="none" fo:color="#1c1e21" style:font-name="inherit" fo:letter-spacing="normal" fo:font-style="normal" fo:font-weight="normal" officeooo:rsid="0011d3cd"/>
    </style:style>
    <style:style style:name="T7" style:family="text">
      <style:text-properties fo:font-variant="normal" fo:text-transform="none" fo:color="#1c1e21" style:font-name="inherit" fo:letter-spacing="normal" fo:font-style="normal" fo:font-weight="normal" officeooo:rsid="00134d0c"/>
    </style:style>
    <style:style style:name="T8" style:family="text">
      <style:text-properties fo:font-variant="normal" fo:text-transform="none" fo:color="#1c1e21" style:font-name="inherit" fo:letter-spacing="normal" fo:font-style="normal" fo:font-weight="normal" fo:background-color="#ffd8ce" loext:char-shading-value="0"/>
    </style:style>
    <style:style style:name="T9" style:family="text">
      <style:text-properties fo:font-variant="normal" fo:text-transform="none" fo:color="#1c1e21" style:font-name="inherit" fo:letter-spacing="normal" fo:font-style="normal" fo:font-weight="normal" fo:background-color="#ffd8ce" loext:char-shading-value="0" style:font-weight-asian="bold" style:font-weight-complex="bold"/>
    </style:style>
    <style:style style:name="T10" style:family="text">
      <style:text-properties fo:font-variant="normal" fo:text-transform="none" fo:color="#1c1e21" style:font-name="inherit" fo:letter-spacing="normal" fo:font-style="normal" fo:font-weight="normal" fo:background-color="#00a933" loext:char-shading-value="0"/>
    </style:style>
    <style:style style:name="T11" style:family="text">
      <style:text-properties fo:font-variant="normal" fo:text-transform="none" fo:color="#1c1e21" style:font-name="inherit" fo:letter-spacing="normal" fo:font-style="normal" fo:font-weight="normal" fo:background-color="#00a933" loext:char-shading-value="0" style:font-weight-asian="bold" style:font-weight-complex="bold"/>
    </style:style>
    <style:style style:name="T12" style:family="text">
      <style:text-properties fo:font-variant="normal" fo:text-transform="none" fo:color="#1c1e21" style:font-name="inherit" fo:letter-spacing="normal" fo:font-style="normal" fo:font-weight="normal" fo:background-color="#b2b2b2" loext:char-shading-value="0"/>
    </style:style>
    <style:style style:name="T13" style:family="text">
      <style:text-properties fo:font-variant="normal" fo:text-transform="none" fo:color="#1c1e21" style:font-name="inherit" fo:letter-spacing="normal" fo:font-style="normal" fo:font-weight="normal" fo:background-color="#b2b2b2" loext:char-shading-value="0" style:font-weight-asian="bold" style:font-weight-complex="bold"/>
    </style:style>
    <style:style style:name="T14" style:family="text">
      <style:text-properties fo:font-variant="normal" fo:text-transform="none" fo:color="#1c1e21" style:font-name="inherit" fo:letter-spacing="normal" fo:font-style="normal" fo:font-weight="normal" fo:background-color="#ffd428" loext:char-shading-value="0"/>
    </style:style>
    <style:style style:name="T15" style:family="text">
      <style:text-properties fo:font-variant="normal" fo:text-transform="none" fo:color="#1c1e21" style:font-name="inherit" fo:letter-spacing="normal" fo:font-style="normal" fo:font-weight="normal" fo:background-color="#ffd428" loext:char-shading-value="0" style:font-weight-asian="bold" style:font-weight-complex="bold"/>
    </style:style>
    <style:style style:name="T16" style:family="text">
      <style:text-properties fo:font-variant="normal" fo:text-transform="none" fo:color="#1c1e21" style:font-name="inherit" fo:letter-spacing="normal" fo:font-style="normal" fo:font-weight="normal" fo:background-color="#5983b0" loext:char-shading-value="0"/>
    </style:style>
    <style:style style:name="T17" style:family="text">
      <style:text-properties fo:font-variant="normal" fo:text-transform="none" fo:color="#1c1e21" style:font-name="inherit" fo:letter-spacing="normal" fo:font-style="normal" fo:font-weight="normal" fo:background-color="#5983b0" loext:char-shading-value="0" style:font-weight-asian="bold" style:font-weight-complex="bold"/>
    </style:style>
    <style:style style:name="T18" style:family="text">
      <style:text-properties fo:font-variant="normal" fo:text-transform="none" fo:color="#1c1e21" style:font-name="inherit" fo:letter-spacing="normal" fo:font-style="normal" fo:font-weight="normal" fo:background-color="#ed4c05" loext:char-shading-value="0"/>
    </style:style>
    <style:style style:name="T19" style:family="text">
      <style:text-properties fo:font-variant="normal" fo:text-transform="none" fo:color="#1c1e21" style:font-name="inherit" fo:letter-spacing="normal" fo:font-style="normal" fo:font-weight="normal" fo:background-color="#ed4c05" loext:char-shading-value="0" style:font-weight-asian="bold" style:font-weight-complex="bold"/>
    </style:style>
    <style:style style:name="T20" style:family="text">
      <style:text-properties fo:font-variant="normal" fo:text-transform="none" fo:color="#1c1e21" style:font-name="inherit" fo:letter-spacing="normal" fo:font-style="normal" fo:font-weight="normal" style:font-weight-asian="bold" style:font-weight-complex="bold"/>
    </style:style>
    <style:style style:name="T21" style:family="text">
      <style:text-properties fo:font-variant="normal" fo:text-transform="none" fo:color="#1c1e21" style:font-name="inherit" fo:letter-spacing="normal" fo:font-style="normal" fo:font-weight="normal" officeooo:rsid="0012c2ae" style:font-weight-asian="bold" style:font-weight-complex="bold"/>
    </style:style>
    <style:style style:name="T22" style:family="text">
      <style:text-properties fo:font-variant="normal" fo:text-transform="none" fo:color="#1c1e21" style:font-name="inherit" fo:letter-spacing="normal" fo:font-style="normal" fo:font-weight="normal" officeooo:rsid="00122429" style:font-weight-asian="bold" style:font-weight-complex="bold"/>
    </style:style>
    <style:style style:name="T23" style:family="text">
      <style:text-properties fo:font-variant="normal" fo:text-transform="none" fo:color="#1c1e21" style:font-name="inherit" fo:letter-spacing="normal" fo:font-style="normal" fo:font-weight="normal" officeooo:rsid="0014ec3a" style:font-weight-asian="bold" style:font-weight-complex="bold"/>
    </style:style>
    <style:style style:name="T24" style:family="text">
      <style:text-properties fo:font-variant="normal" fo:text-transform="none" fo:color="#1c1e21" style:font-name="inherit" fo:letter-spacing="normal" fo:font-style="normal" fo:font-weight="normal" officeooo:rsid="001b9414" style:font-weight-asian="bold" style:font-weight-complex="bold"/>
    </style:style>
    <style:style style:name="T25" style:family="text">
      <style:text-properties fo:font-variant="normal" fo:text-transform="none" fo:color="#1c1e21" style:font-name="inherit" fo:letter-spacing="normal" fo:font-style="normal" fo:font-weight="normal" officeooo:rsid="001cb2d3" style:font-weight-asian="bold" style:font-weight-complex="bold"/>
    </style:style>
    <style:style style:name="T26" style:family="text">
      <style:text-properties fo:font-variant="normal" fo:text-transform="none" fo:color="#1c1e21" style:font-name="inherit" fo:letter-spacing="normal" fo:font-style="normal" fo:font-weight="normal" officeooo:rsid="001b9414"/>
    </style:style>
    <style:style style:name="T27" style:family="text">
      <style:text-properties fo:font-variant="normal" fo:text-transform="none" fo:color="#1c1e21" style:font-name="inherit" fo:letter-spacing="normal" fo:font-style="normal" fo:font-weight="normal" officeooo:rsid="001cb2d3"/>
    </style:style>
    <style:style style:name="T28" style:family="text">
      <style:text-properties fo:font-variant="normal" fo:text-transform="none" fo:color="#1c1e21" style:font-name="inherit" fo:font-size="14pt" fo:letter-spacing="normal" fo:font-style="normal" fo:font-weight="normal" style:font-size-asian="14pt" style:font-size-complex="14pt"/>
    </style:style>
    <style:style style:name="T29" style:family="text">
      <style:text-properties fo:font-variant="normal" fo:text-transform="none" fo:color="#1c1e21" style:font-name="inherit" fo:font-size="14pt" fo:letter-spacing="normal" fo:font-style="normal" fo:font-weight="normal" officeooo:rsid="00122429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1c1e21" style:font-name="inherit" fo:font-size="14pt" fo:letter-spacing="normal" fo:font-style="normal" fo:font-weight="normal" officeooo:rsid="00200a82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1c1e21" style:font-name="inherit" fo:font-size="14pt" fo:letter-spacing="normal" fo:font-style="normal" fo:font-weight="normal" officeooo:rsid="002206a1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1c1e21" style:font-name="inherit" fo:font-size="14pt" fo:letter-spacing="normal" fo:font-style="normal" fo:font-weight="bold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1c1e21" style:font-name="inherit" fo:font-size="14pt" fo:letter-spacing="normal" fo:font-style="normal" fo:font-weight="bold" officeooo:rsid="00122429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1c1e21" style:font-name="inherit" fo:font-size="14pt" fo:letter-spacing="normal" fo:font-style="normal" fo:font-weight="bold" fo:background-color="#ffff00" loext:char-shading-value="0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1c1e21" style:font-name="inherit" fo:font-size="14pt" fo:letter-spacing="normal" fo:font-style="normal" fo:font-weight="bold" fo:background-color="#ffff00" loext:char-shading-value="0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1c1e21" style:font-name="inherit" fo:font-size="14pt" fo:letter-spacing="normal" fo:font-style="normal" fo:font-weight="bold" officeooo:rsid="00122429" fo:background-color="#ffff00" loext:char-shading-value="0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1c1e21" style:text-line-through-style="solid" style:text-line-through-type="single" style:font-name="inherit" fo:letter-spacing="normal" fo:font-style="normal" fo:font-weight="normal"/>
    </style:style>
    <style:style style:name="T38" style:family="text">
      <style:text-properties fo:font-variant="normal" fo:text-transform="none" fo:color="#c9211e" style:font-name="inherit" fo:font-size="13pt" fo:letter-spacing="normal" fo:font-style="normal" fo:font-weight="bold" style:font-size-asian="13pt" style:font-weight-asian="bold" style:font-size-complex="13pt" style:font-weight-complex="bold"/>
    </style:style>
    <style:style style:name="T39" style:family="text">
      <style:text-properties fo:font-variant="normal" fo:text-transform="none" fo:color="#c9211e" style:font-name="inherit" fo:letter-spacing="normal" fo:font-style="normal" fo:font-weight="bold" officeooo:rsid="00122429" style:font-weight-asian="bold" style:font-weight-complex="bold"/>
    </style:style>
    <style:style style:name="T40" style:family="text">
      <style:text-properties fo:font-variant="normal" fo:text-transform="none" fo:color="#569cd6" style:font-name="inherit" fo:letter-spacing="normal" fo:font-style="normal" fo:font-weight="normal" fo:background-color="#1e1e1e" loext:char-shading-value="0"/>
    </style:style>
    <style:style style:name="T41" style:family="text">
      <style:text-properties fo:font-variant="normal" fo:text-transform="none" fo:color="#9cdcfe" style:font-name="inherit" fo:letter-spacing="normal" fo:font-style="normal" fo:font-weight="normal" fo:background-color="#1e1e1e" loext:char-shading-value="0"/>
    </style:style>
    <style:style style:name="T42" style:family="text">
      <style:text-properties fo:font-variant="normal" fo:text-transform="none" fo:color="#b5cea8" style:font-name="inherit" fo:letter-spacing="normal" fo:font-style="normal" fo:font-weight="normal" fo:background-color="#1e1e1e" loext:char-shading-value="0"/>
    </style:style>
    <style:style style:name="T43" style:family="text">
      <style:text-properties fo:font-variant="normal" fo:text-transform="none" fo:color="#d4d4d4" style:font-name="inherit" fo:letter-spacing="normal" fo:font-style="normal" fo:font-weight="normal" fo:background-color="#1e1e1e" loext:char-shading-value="0"/>
    </style:style>
    <style:style style:name="T44" style:family="text">
      <style:text-properties fo:font-variant="normal" fo:text-transform="none" fo:color="#55308d" style:font-name="inherit" fo:letter-spacing="normal" fo:font-style="normal" fo:font-weight="normal" officeooo:rsid="0014ec3a"/>
    </style:style>
    <style:style style:name="T45" style:family="text">
      <style:text-properties fo:font-variant="normal" fo:text-transform="none" fo:color="#55308d" style:font-name="inherit" fo:letter-spacing="normal" fo:font-style="normal" fo:font-weight="normal" officeooo:rsid="0014ec3a" style:font-weight-asian="bold" style:font-weight-complex="bold"/>
    </style:style>
    <style:style style:name="T46" style:family="text">
      <style:text-properties fo:font-variant="normal" fo:text-transform="none" fo:color="#ff0000" style:font-name="inherit" fo:letter-spacing="normal" fo:font-style="normal" fo:font-weight="normal"/>
    </style:style>
    <style:style style:name="T47" style:family="text">
      <style:text-properties fo:font-variant="normal" fo:text-transform="none" fo:color="#ff0000" style:font-name="inherit" fo:letter-spacing="normal" fo:font-style="normal" fo:font-weight="normal" officeooo:rsid="0014ec3a"/>
    </style:style>
    <style:style style:name="T48" style:family="text">
      <style:text-properties fo:font-variant="normal" fo:text-transform="none" fo:color="#ff0000" style:font-name="inherit" fo:letter-spacing="normal" fo:font-style="normal" fo:font-weight="normal" officeooo:rsid="0014ec3a" style:font-weight-asian="bold" style:font-weight-complex="bold"/>
    </style:style>
    <style:style style:name="T49" style:family="text">
      <style:text-properties fo:font-variant="normal" fo:text-transform="none" fo:color="#ff0000" style:font-name="inherit" fo:letter-spacing="normal" fo:font-style="normal" fo:font-weight="normal" officeooo:rsid="00122429" style:font-weight-asian="bold" style:font-weight-complex="bold"/>
    </style:style>
    <style:style style:name="T50" style:family="text">
      <style:text-properties fo:color="#9cdcfe"/>
    </style:style>
    <style:style style:name="T51" style:family="text">
      <style:text-properties fo:color="#b5cea8"/>
    </style:style>
    <style:style style:name="T52" style:family="text">
      <style:text-properties fo:font-size="14pt" officeooo:rsid="00122429" style:font-size-asian="14pt" style:font-weight-asian="bold" style:font-size-complex="14pt" style:font-weight-complex="bold"/>
    </style:style>
    <style:style style:name="T53" style:family="text">
      <style:text-properties fo:font-size="14pt" officeooo:rsid="0023b05f" style:font-size-asian="14pt" style:font-weight-asian="bold" style:font-size-complex="14pt" style:font-weight-complex="bold"/>
    </style:style>
    <style:style style:name="T54" style:family="text">
      <style:text-properties officeooo:rsid="0012242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Zrobione</text:h>
      <text:p text:style-name="Standard"><text:span text:style-name="T2">czemu tak w ogóle </text:span><text:span text:style-name="T4">id przy span nie jest takie samo jak id sekcji,</text:span><text:span text:style-name="T2"> o wiele prościej byłoby wtedy w js wyciągnąć odpowiednią sekcję. </text:span><text:span text:style-name="T37">Current match się nie zwiększa. Dostaję dwie te same flagi pod rząd.</text:span></text:p>
      <text:p text:style-name="Standard"/>
      <text:p text:style-name="Standard">----------------------------------------------------------------------------------</text:p>
      <text:p text:style-name="Standard"><text:span text:style-name="T2">3. </text:span><text:span text:style-name="T7">Create a code-pen with simpler arrays to check if it is working</text:span></text:p>
      <text:p text:style-name="Standard"><text:span text:style-name="T2"><text:line-break/>let </text:span><text:span text:style-name="T8">easyFlagsMutable</text:span><text:span text:style-name="T2"> = </text:span><text:span text:style-name="T10">easyFlagsImmutable</text:span><text:span text:style-name="T2">.slice();<text:line-break/>let </text:span><text:span text:style-name="T12">mediumFlagsMutable</text:span><text:span text:style-name="T2"> = </text:span><text:span text:style-name="T14">mediumFlagsImmutable</text:span><text:span text:style-name="T2">.slice();<text:line-break/>let </text:span><text:span text:style-name="T16">hardFlagsMutable</text:span><text:span text:style-name="T2"> = </text:span><text:span text:style-name="T18">hardFlagsImmutable</text:span><text:span text:style-name="T2">.slice();<text:line-break/><text:line-break/>Można to zapisać krócej w ten sposób<text:line-break/>const [</text:span><text:span text:style-name="T8">tab1</text:span><text:span text:style-name="T2">, </text:span><text:span text:style-name="T12">tab2</text:span><text:span text:style-name="T2">, </text:span><text:span text:style-name="T16">tab3</text:span><text:span text:style-name="T2">] = [</text:span><text:span text:style-name="T10">a,</text:span><text:span text:style-name="T14"> b</text:span><text:span text:style-name="T2">, </text:span><text:span text:style-name="T18">c]</text:span><text:span text:style-name="T2">;</text:span></text:p>
      <text:p text:style-name="Standard"><text:span text:style-name="T21">let </text:span><text:span text:style-name="T20">[</text:span><text:span text:style-name="T9">easyFlagsMutable</text:span><text:span text:style-name="T20">, </text:span><text:span text:style-name="T13">mediumFlagsMutable, <text:s/></text:span><text:span text:style-name="T17">hardFlagsMutable] = [</text:span><text:span text:style-name="T11">easyFlagsImmutable</text:span><text:span text:style-name="T17">, <text:s/></text:span><text:span text:style-name="T15">mediumFlagsImmutable, <text:s/></text:span><text:span text:style-name="T19">hardFlagsImmutable]</text:span></text:p>
      <text:p text:style-name="Standard">----------------------------------------------------------------------------------</text:p>
      <text:p text:style-name="Standard"><text:span text:style-name="T2">2. zawsze używaj const a tylko wtedy kiedy potrzebujesz let.<text:line-break/><text:line-break/></text:span><text:span text:style-name="T40">const</text:span><text:span text:style-name="T43"> </text:span><text:span text:style-name="T41">xyz</text:span><text:span text:style-name="T43"> = </text:span><text:span text:style-name="T42">1000</text:span><text:span text:style-name="T43">;</text:span></text:p>
      <text:p text:style-name="Standard"><text:span text:style-name="T50">xyz</text:span> = <text:span text:style-name="T51">1</text:span>;</text:p>
      <text:p text:style-name="Standard"><text:span text:style-name="T20"><text:line-break/></text:span><text:span text:style-name="T22">zainstalować </text:span><text:span text:style-name="T39">eslint</text:span><text:span text:style-name="T22"> aby wychwycił takie błęsy jak powyżej</text:span></text:p>
      <text:p text:style-name="Standard">----------------------------------------------------------------------------------</text:p>
      <text:p text:style-name="Standard"><text:span text:style-name="T27">3</text:span><text:span text:style-name="T2">. Poczytaj i DRY<text:line-break/>function </text:span><text:span text:style-name="T4">setQuestionNumber()</text:span><text:span text:style-name="T2"><text:line-break/><text:line-break/>wystarczyłoby zrobić funkcję w stylu<text:line-break/>//robisz sobie taki obiekt<text:line-break/>const </text:span><text:span text:style-name="T44">allFlags</text:span><text:span text:style-name="T2"> = {<text:line-break/></text:span><text:span text:style-name="T46">easy</text:span><text:span text:style-name="T2">: easyFlagsImmutable,<text:line-break/></text:span><text:span text:style-name="T47">medium</text:span><text:span text:style-name="T2">: </text:span><text:span text:style-name="T3">medium</text:span><text:span text:style-name="T2">FlagsImmutable,</text:span></text:p>
      <text:p text:style-name="Standard"><text:span text:style-name="T48">hard</text:span><text:span text:style-name="T22">: </text:span><text:span text:style-name="T23">hard</text:span><text:span text:style-name="T22">FlagsImmutable,<text:line-break/>}<text:line-break/>// a funkcja wyglądałaby tak<text:line-break/>const abcd = (</text:span><text:span text:style-name="T49">difficulty</text:span><text:span text:style-name="T22">) =&gt; Math.round((</text:span><text:span text:style-name="T45">allFlags</text:span><text:span text:style-name="T22">[</text:span><text:span text:style-name="T49">difficulty</text:span><text:span text:style-name="T22">].length - 1) / 2);<text:line-break/><text:line-break/>Już kod pozbawiony jest kilku ifów, teraz dodając poziom dodajesz sobie coś do obiektu i nie musisz dodawać if. Nie musisz już modyfikowac funkcji, żeby rozszerzyć kod.</text:span></text:p>
      <text:p text:style-name="P3">----------------------------------------------------------------------------------</text:p>
      <text:p text:style-name="P11"><text:span text:style-name="T25">4</text:span><text:span text:style-name="T24">.</text:span><text:span text:style-name="T23">f</text:span><text:span text:style-name="T22">unction </text:span><text:span text:style-name="T5">printMatchResult, generateOptionsAsIndexes()</text:span><text:span text:style-name="T22"><text:line-break/>znowu się powtarzasz w tych funkcjach</text:span></text:p>
      <text:p text:style-name="P12"><text:span text:style-name="T30"/></text:p>
      <text:p text:style-name="P12"><text:soft-page-break/><text:span text:style-name="T29">----------------------------------------------------------------------------------</text:span></text:p>
      <text:p text:style-name="P13"><text:span text:style-name="T30">5</text:span><text:span text:style-name="T29">. mediumFlagsImmutable.includes(countryArray[i].name) === false<text:line-break/>nie musisz porównywać tego do false, jeżeli chcesz żeby if się odpalił kiedy dostaniesz false, wystarczy zanegować wyrażenie za pomocą </text:span><text:span text:style-name="T36">!</text:span><text:span text:style-name="T29"><text:line-break/>!mediumFlagsImmutable.includes(countryArray[i].name)// zwróci true, jeżeli === false<text:line-break/><text:line-break/>Ogólnie takie długie wyrażenia lepiej </text:span><text:span text:style-name="T33">wrzucić do zmiennej lub ładnie sformatowa</text:span><text:span text:style-name="T29">ć, raczej korzysta się z </text:span><text:span text:style-name="T33">forEach</text:span><text:span text:style-name="T29"> niż z pętli jeżeli chcesz </text:span><text:span text:style-name="T33">iterować po tablicy</text:span><text:span text:style-name="T29"> albo ogólnie metod tablicowych, jeżeli chcesz np. przefiltrować tablicę itp.<text:line-break/>----------------------------------------------------------------------------------<text:line-break/></text:span><text:span text:style-name="T31">6</text:span><text:span text:style-name="T29">. let random = Math.floor(Math.random() * (max - min + 1)) + min;<text:line-break/>return random;<text:line-break/>Przypisywanie, żeby tylko coś zwrócić ma chyba mało sensu w tym przypadku, przy większym wyrażeniu chyba i tak lepiej podzielić je na części i przy return zwrócić.</text:span></text:p>
      <text:p text:style-name="P10"><text:span text:style-name="T54">----------------------------------------------------------------------------------<text:line-break/></text:span><text:span text:style-name="T52"><text:line-break/></text:span><text:span text:style-name="T53">7</text:span><text:span text:style-name="T52">. let maxExclusive = true; to zawsze będzie true<text:line-break/>countryNmb = options[i]; po co coś takiego, skoro możesz zrobić<text:line-break/>names[i] = countryArray[options[i]].name;</text:span></text:p>
      <text:p text:style-name="P9">----------------------------------------------------------------------------------<text:line-break/>7. Jeżeli potrzebujesz z jakieś wybrać konkretne elementy to możesz skorzystać z metod tablicowych.</text:p>
      <text:p text:style-name="P9"><text:span text:style-name="T52"/></text:p>
      <text:h text:style-name="P8" text:outline-level="2">Nieodpisane</text:h>
      <text:p text:style-name="P1">“Przejścia między sekcjami zrobione na span, po 1 nie łapię fokusa, po 2 jak przeładuję stronę to wrócę do Play”</text:p>
      <text:p text:style-name="P6"><text:span text:style-name="T2"><text:line-break/></text:span><text:span text:style-name="T6">Rozumiem, że jako alternatywe dla span miałbym użyć &lt;a&gt;. Ale jaką to robi różnicę skoro i tak to jest single-page application? </text:span></text:p>
      <text:p text:style-name="P4">1. W jakim sensie nie łapiesz fokusa?</text:p>
      <text:p text:style-name="P4">2. Dlaczego jest problemem, że jak przeładuje stronę to wrócę do Play? Czemu user miałby grzebać w Options I nagle przeładowywać stronę.</text:p>
      <text:h text:style-name="P8" text:outline-level="2">Czekające</text:h>
      <text:p text:style-name="P5">1. Nie wszystko w jednym pliku, poczytaj o modułach.</text:p>
      <text:p text:style-name="P2">----------------------------------------------------------------------------------</text:p>
      <text:p text:style-name="P7"><text:soft-page-break/><text:span text:style-name="T26">2.</text:span><text:span text:style-name="T2">SOLI</text:span><text:span text:style-name="T27">D</text:span><text:span text:style-name="T2"><text:line-break/></text:span><text:span text:style-name="T28">----------------------------------------------------------------------------------<text:line-break/>6.Globalne zmienne.</text:span></text:p>
      <text:p text:style-name="P14"><text:span text:style-name="T38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herit" svg:font-family="inherit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99a32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18:02:11.653452157</meta:creation-date>
    <dc:date>2020-05-11T19:04:26.908698435</dc:date>
    <meta:editing-duration>PT1H14M11S</meta:editing-duration>
    <meta:editing-cycles>13</meta:editing-cycles>
    <meta:generator>LibreOffice/6.3.4.2$Linux_X86_64 LibreOffice_project/30$Build-2</meta:generator>
    <meta:document-statistic meta:table-count="0" meta:image-count="0" meta:object-count="0" meta:page-count="3" meta:paragraph-count="28" meta:word-count="424" meta:character-count="3723" meta:non-whitespace-character-count="3314"/>
  </office:meta>
</office:document-meta>
</file>